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d424" officeooo:paragraph-rsid="0012d42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d424" officeooo:paragraph-rsid="0012d424" style:font-weight-asian="bold" style:font-weight-complex="bold"/>
    </style:style>
    <style:style style:name="P3" style:family="paragraph" style:parent-style-name="Standard">
      <style:text-properties officeooo:rsid="0012d424" officeooo:paragraph-rsid="0012d424"/>
    </style:style>
    <style:style style:name="P4" style:family="paragraph" style:parent-style-name="Standard">
      <style:text-properties officeooo:rsid="0016ebaa" officeooo:paragraph-rsid="0016ebaa"/>
    </style:style>
    <style:style style:name="P5" style:family="paragraph" style:parent-style-name="Standard">
      <style:text-properties officeooo:rsid="00170cc9" officeooo:paragraph-rsid="0016ebaa"/>
    </style:style>
    <style:style style:name="P6" style:family="paragraph" style:parent-style-name="Standard">
      <style:text-properties officeooo:rsid="00170cc9" officeooo:paragraph-rsid="00170cc9"/>
    </style:style>
    <style:style style:name="P7" style:family="paragraph" style:parent-style-name="Standard">
      <style:text-properties officeooo:rsid="001b8b0f" officeooo:paragraph-rsid="001b8b0f"/>
    </style:style>
    <style:style style:name="P8" style:family="paragraph" style:parent-style-name="Standard">
      <style:text-properties officeooo:rsid="001b8b0f" officeooo:paragraph-rsid="001bbe4c"/>
    </style:style>
    <style:style style:name="P9" style:family="paragraph" style:parent-style-name="Standard">
      <style:text-properties fo:font-style="normal" officeooo:rsid="001b8b0f" officeooo:paragraph-rsid="001bbe4c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be4c" style:font-weight-asian="normal" style:font-weight-complex="normal"/>
    </style:style>
    <style:style style:name="T4" style:family="text">
      <style:text-properties fo:font-weight="normal" officeooo:rsid="001d07d7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45f61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a9a95"/>
    </style:style>
    <style:style style:name="T13" style:family="text">
      <style:text-properties officeooo:rsid="001bbe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neWire</text:p>
      <text:p text:style-name="P1"/>
      <text:p text:style-name="P1">Es<text:span text:style-name="T8">te módulo gestiona cada pin que existe en la placa, por lo que se podrían crear tantas instancias como pines tenga la placa.</text:span> </text:p>
      <text:p text:style-name="P1"/>
      <text:p text:style-name="P4">Las propiedades principales <text:span text:style-name="T12">s</text:span>on:</text:p>
      <text:p text:style-name="P4"><text:span text:style-name="T1">Board</text:span>: Instancia de placa a la que pertenece.</text:p>
      <text:p text:style-name="P4"><text:span text:style-name="T1">OneWirePin</text:span>: <text:span text:style-name="T12">Pin utilizado para el módulo.</text:span></text:p>
      <text:p text:style-name="P4"><text:span text:style-name="T1">Device</text:span>: <text:span text:style-name="T12">Identificador del dispositivo físico conectado al bus 1 Wire.</text:span></text:p>
      <text:p text:style-name="P4"/>
      <text:p text:style-name="P4"><text:span text:style-name="T5">Pin</text:span> se comprueba sólo cuando se intenta activar la instancia correspondiente, mostrando un error si fuera el caso, también se comprueba si el pin está asignado a otra instancia o pertenece a un módulo activo.</text:p>
      <text:p text:style-name="P4"/>
      <text:p text:style-name="P7">Eventos importantes:</text:p>
      <text:p text:style-name="P7"><text:span text:style-name="T1">OnSearch</text:span>: después de la función <text:span text:style-name="T1">Search</text:span> devuelve los IDs de los dispositivos físicos encontrados en el bus.</text:p>
      <text:p text:style-name="P7"><text:span text:style-name="T1">OnOneWireAlarm</text:span>: después de la función <text:s/><text:span text:style-name="T1">AlarmSearch</text:span>, devuelve los IDs de los dispositivos en estado de alarma.</text:p>
      <text:p text:style-name="P7"><text:span text:style-name="T1">OnOneWireData</text:span>: informa de los datos solicitados a un dispositivo.</text:p>
      <text:p text:style-name="P7"/>
      <text:p text:style-name="P7">Los eventos <text:span text:style-name="T1">OnEnabled </text:span>se ejecuta después de activar la instancia y <text:span text:style-name="T1">OnDisabled</text:span> después de desactivar.</text:p>
      <text:p text:style-name="P7"><text:s/></text:p>
      <text:p text:style-name="P7">Las funciones más importantes:</text:p>
      <text:p text:style-name="P7"><text:span text:style-name="T1">ResetAndSelect</text:span>: <text:span text:style-name="T13">Reinicializa el bus y selecciona un dispositivo físico para enviar una petición.</text:span></text:p>
      <text:p text:style-name="P8"><text:span text:style-name="T1">Read</text:span>: <text:span text:style-name="T13">lee datos del dispositivo y se envían mediante el evento </text:span><text:span text:style-name="T6">OnOneWireData</text:span><text:span text:style-name="T2">, </text:span><text:span text:style-name="T3">el parámetro correlación indica el dato solicitado.</text:span></text:p>
      <text:p text:style-name="P7"><text:span text:style-name="T1">Write</text:span>: <text:span text:style-name="T13">escribe datos en el dispositivo.</text:span></text:p>
      <text:p text:style-name="P8"><text:span text:style-name="T1">WriteAndRead</text:span>: escribe una orden y lee la ewspuesta de esa orden se envía mediante <text:span text:style-name="T13">el evento </text:span><text:span text:style-name="T6">OnOneWireData.</text:span></text:p>
      <text:p text:style-name="P9"><text:span text:style-name="T1">Skip</text:span><text:span text:style-name="T2">: Dice al bus que el comando se envía a </text:span><text:span text:style-name="T4">tod</text:span><text:span text:style-name="T2">os los dispositivos del bus.</text:span></text:p>
      <text:p text:style-name="P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6:41:54.758756013</meta:creation-date>
    <dc:date>2019-03-08T21:16:19.605727049</dc:date>
    <meta:editing-duration>PT1H15M3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20" meta:character-count="1406" meta:non-whitespace-character-count="1201"/>
  </office:meta>
</office:document-meta>
</file>